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9000002A90B359D20650F15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cm" svg:height="8.557cm" draw:z-index="0"><draw:image xlink:href="Pictures/1000000000000549000002A90B359D20650F1509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06:49.399000000</meta:creation-date>
    <dc:date>2019-04-10T10:08:29.639000000</dc:date>
    <meta:editing-duration>PT1M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Windows_X86_64 LibreOffice_project/dc89aa7a9eabfd848af146d5086077aeed2ae4a5</meta:generator>
  </office:meta>
</office:document-meta>
</file>